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line-height-at-least="0.198in" fo:text-align="start" style:justify-single-word="false" fo:text-indent="0in" style:auto-text-indent="false"/>
      <style:text-properties fo:font-variant="normal" fo:text-transform="none" fo:color="#000000" style:font-name="sans-serif" fo:font-size="8.25pt" fo:letter-spacing="normal" fo:font-style="normal" fo:font-weight="bold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sans-serif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Song</text:p>
      <text:p text:style-name="P2">O Maryknoll, O Maryknoll,<text:line-break/>Thy name most honoured be,<text:line-break/>'Tis given for the Queen of heaven<text:line-break/>who shall our model be;<text:line-break/>Through whom our school shall lead us<text:line-break/>to follow Christ her Son;<text:line-break/>Who is the centre of our lives,<text:line-break/>the guardian of our school days.<text:line-break/>We give our lives, our love, our trust to thee.<text:line-break/>Oh Queen of Maryknoll,<text:line-break/>We will forever be true!</text:p>
      <text:p text:style-name="P2">Sing praise to her, Sing praise to her,<text:line-break/>The school whose life we share,<text:line-break/>Whose light shall be for us a flame<text:line-break/>to lead us on to right;<text:line-break/>The mother of our future,<text:line-break/>for whom we shall carry truth.<text:line-break/>To home, to country, to the world,<text:line-break/>we call this our first duty.<text:line-break/>We shall not fail in this, our trust,<text:line-break/>for we have pledged ourselves to thee.<text:line-break/>O school we love, Maryknoll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H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H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nie Leung</meta:initial-creator>
    <meta:creation-date>2013-11-18T21:01:19</meta:creation-date>
    <dc:date>2013-11-18T21:01:25</dc:date>
    <dc:creator>Connie Leung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3" meta:word-count="139" meta:character-count="705" meta:non-whitespace-character-count="569"/>
  </office:meta>
</office:document-meta>
</file>